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á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programu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cs.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http://ask.libreoffice.org/cs/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cs.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OS,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ou se možnosti nastavení</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programu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epneme na <text:span text:style-name="Strong_20_Emphasis">Vzorec</text:span>.</text:p>
        </text:list-item>
        <text:list-item>
          <text:p text:style-name="List_20_1">V programu LibreOffice Math použijeme klávesovou zkratku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Modul LibreOffice, který používáme ovlivňuje jak umístíme kurzor, abychom vložili vzorec.</text:p>
      <text:list xml:id="list153829493501774"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Zobrazit</text:span>. Více informací o vytváření vzorců naleznem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dokumentu Writer s vybraným polem vzorce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programu Writer</text:p></draw:text-box></draw:frame></text:p>
      <text:p text:style-name="Text_20_body"><text:soft-page-break/>Když ukončíme zadávání vzorce, můžeme editor zavřít buď stisknutím klávesy <text:span text:style-name="Keystroke">Esc</text:span> nebo klepnutím v dokumentu mimo vzorec. Poklepáním na objekt vzorce v dokumentu se znovu otevře editor vzorců a můžeme upravit vzorec.</text:p>
      <text:p text:style-name="Text_20_body">Vzorce se do dokumentů vkládají jako objekty OLE. Stejně jako u jakéhokoli objektu OLE můžeme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užíváme-li vkládání vzorců často, můžeme na Standardní nástrojové liště přidat tlačítko Vzorec nebo můžeme vytvořit klávesovou zkratku. Více informací se nachází v kapitole <text:span text:style-name="Emphasis"><text:span text:style-name="T9"><text:bookmark-ref text:reference-format="text" text:ref-name="Chapter 4">4 -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těchto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v nastavení LibreOffice zapnuté <text:span text:style-name="Emphasis">Rozšířené tipy</text:span>. To nám pomůže určit kategorie a symboly, které chceme použít ve vzorci. V hlavní nabídce zvolíme <text:span text:style-name="Strong_20_Emphasis">Nástroje &gt; Možnosti</text:span>, vybereme v dialogovém okně Možnosti  <text:span text:style-name="Strong_20_Emphasis">LibreOffice &gt; Obecné</text:span>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Tu otevřeme pravým tlačítkem myši v editoru vzorců. Vybereme kategorii a z podřízené nabídky vybereme příkaz značkovacího jazyka, který chceme použít.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a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ku A: Přehled příkazů</text:span>.</text:p>
      <text:list xml:id="list153828998403880" text:continue-list="list153828939729024"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v editoru vzorců na správném místě.</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Z rozevíracího seznamu <text:span text:style-name="Emphasis">Sada symbolů</text:span> vybereme možnost <text:span text:style-name="Strong_20_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programu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3827664876025" text:continue-list="list153827499374793" text:style-name="Heading_20_Note">
        <text:list-item>
          <text:p text:style-name="P147">Poznámka</text:p>
        </text:list-item>
      </text:list>
      <text:p text:style-name="P76">Pokud je to třeba,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programu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ím z těchto způsobů:</text:p>
        </text:list-item>
      </text:list>
      <text:list xml:id="list153828417440982" text:continue-list="list15382937412645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programu Math po ukončení editace vzorce uložíme změny.</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slovem over a x po něm patří ke zlomku, a tak jej i zobrazil. Chceme-li, aby byl jmenovatel x+1 namísto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em.</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orek s maticí poskytuje LibreOffice Math  zvětšující se závorky, které zvětšují svou velikost, aby odpovídala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Hranaté závorky vytvoří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úmysl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text:span text:style-name="Code">abs 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kud požadujeme, aby měl vzorec s více řádky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těchto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části <text:span text:style-name="T34"><text:bookmark-ref text:reference-format="text" text:ref-name="Appendix A">Dodatek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3827933579440" text:continue-list="list153827719631160" text:style-name="List_20_1">
        <text:list-item>
          <text:p text:style-name="P174">Znak označíme jako text pomocí dvojitých uvozovek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Ve vzorci bude text ve výchozím písmu,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ho vzorce do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ik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153827894339347" text:continue-list="list153827635070699"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písma používaná pro současné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jakýchkoli vzorců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 patkové písmo, bezpatkové písmo a písmo s pevnou šířkou<text:soft-page-break/>. Pomocí tlačítka <text:span text:style-name="Strong_20_Emphasis">Změnit</text:span> lze do každého standardního nainstalovaného základního písma přidat další písma. K dispozici je libovoln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rozestup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bychom nenastavili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se prvky vzorců umístěné nad sebou vzájemně vodorovně zarovnají.</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m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jakýchkoli vzorců do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Zadáme například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me uzavřít celý vzorec do závorek. Například zadáním  <text:span text:style-name="Code">color red {ABC 5 times 4}</text:span> dostaneme výsledek<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barv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barva jako dokument nebo rámec, do kterého byl vzorec vložen. Nicméně v <text:span text:style-name="Emphasis">dokumentech LibreOffice</text:span> můžeme pro změnu <text:soft-page-break/>barvy pozadí vzorce použít vlastnosti objektu. Další informace o použití barvy pozadí (výplň oblasti objektu) se vzorcem nalezneme v uživatelských příručkách pro programy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53">K vytváření vzorců a vytváření knihovny vzorců můžeme použít LibreOffice Math, Writer, Calc, Draw nebo Impress.</text:p>
      <text:h text:style-name="P135" text:outline-level="3"><text:bookmark-start text:name="__RefHeading__20863_356159161"/>Použití programu Math<text:bookmark-end text:name="__RefHeading__20863_356159161"/></text:h>
      <text:list xml:id="list153829198221065" text:continue-list="list153828571724996" text:style-name="Numbering_20_1">
        <text:list-item text:start-value="1">
          <text:p text:style-name="Numbering_20_1">V počítači vytvoříme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programů Writer, Calc, Draw nebo Impress<text:bookmark-end text:name="__RefHeading__20865_356159161"/></text:h>
      <text:list xml:id="list153828162597381" text:continue-list="list153829198221065"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programu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programu Math</text:user-defined></text:p>
      <text:h text:style-name="Title" text:outline-level="1"><text:bookmark-start text:name="Chapter 2"/><text:bookmark-start text:name="__RefHeading__1942_3143140754167"/>Kapitola 2 <text:line-break/>Vzorce v programu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řadě,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V dokumentu umístíme kurzor na místo, kde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Odkaz</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1" text:outline-level="2"><text:bookmark-start text:name="__RefHeading__43953_666340315"/>Ukotvení vzorců<text:bookmark-end text:name="__RefHeading__43953_666340315"/></text:h>
      <text:p text:style-name="Text_20_body">Když je vzorec vložen do dokumentu, je považován za objekt v rámci aplikace Writer a jeho výchozí ukotvení v odstavci je <text:span text:style-name="Strong_20_Emphasis">Ke znaku</text:span>. Chceme-li změnit ukotvení objektu vzorce:</text:p>
      <text:list xml:id="list153827899830348" text:continue-list="list153828127231382" text:style-name="Numbering_20_1">
        <text:list-item text:start-value="1">
          <text:p text:style-name="Numbering_20_1"><text:soft-page-break/>Klepneme pravým tlačítkem myši na vybraný objekt vzorce a v místní nabídce vybereme možnost Ukotvit.</text:p>
        </text:list-item>
        <text:list-item>
          <text:p text:style-name="Numbering_20_1">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m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Writer Guide</text:span>.</text:p>
      <text:p text:style-name="Text_20_body">Mezery pro každý objekt vzorce v dokumentu můžeme individuálně upravit takto:</text:p>
      <text:list xml:id="list153828955020015" text:continue-list="list153827563282877" text:style-name="Numbering_20_1">
        <text:list-item text:start-value="1">
          <text:p text:style-name="Numbering_20_1">Vytvoříme vzorec v dokumentu programu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u kterého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programech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takto:</text:p>
      <text:list xml:id="list153828437089853" text:continue-list="list153829084651289"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použijeme, pokud chceme změnit vlastnosti vzorců.</text:p>
      <text:list xml:id="list153828440037805" text:continue-list="list153828437089853"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je automaticky převeden do správného formátu pro vložení do grafu.</text:p>
      <text:p text:style-name="Text_20_body">Pokud chceme později vzorec změnit,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á okna<text:bookmark-end text:name="__RefHeading__20869_1760461578"/><text:alphabetical-index-mark-end text:id="IMark248952808"/></text:h>
      <text:p text:style-name="Text_20_body">Editor vzorců a postranní lišta s prvky mohou pokrýt velkou část dokumentu. Chceme-li uvoln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íme kurzor na okraj rámu.</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text:span> otevřeme dialogové okno Přizpůsobit (obrázek <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V seznamu <text:span text:style-name="Strong_20_Emphasis">Funkce</text:span> vybereme <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text:span>, <text:span text:style-name="Strong_20_Emphasis">Writer</text:span>, <text:span text:style-name="Strong_20_Emphasis">Calc</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Nástroje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 třeba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programem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me změnit takto:</text:p>
      <text:list xml:id="list153829559334755" text:continue-list="list153828545339090" text:style-name="Numbering_20_1">
        <text:list-item text:start-value="1">
          <text:p text:style-name="P188">Z rozevíracího seznamu Původní symbol: vybereme název symbolu, který chcem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m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me přesunout.</text:p>
        </text:list-item>
        <text:list-item>
          <text:p text:style-name="P188">Z rozevíracího seznamu Původní symbol: vybereme název symbolu, který chcem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ada symbolů: vybereme sadu symbolů, do které chcem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m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Sada se také odstraní, pokud odstraníme poslední symbol z této sady.</text:p>
      <text:h text:style-name="P137" text:outline-level="3"><text:bookmark-start text:name="__RefHeading__43969_666340315"/><text:soft-page-break/>Možnosti editace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v hlavní nabídce na Nástroje &gt; Možnosti &gt; LibreOffice Math &gt; Nastavení a zrušíme zaškrtnutí políčka Ignorovat ~ a `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nám nebo jiné osobě umožňuje vkládat vzorce do dokumentů, které byly vytvořeny v jiném softwaru, například Microsoft Office, nebo v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v dokumentu Math,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program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programu Math můžeme také importovat vzorce formátu MathML. Použijeme volbu <text:span text:style-name="Strong_20_Emphasis">Nástroje &gt; Importovat MathML ze schránky</text:span> v hlavní nabídce.</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i MathType na LibreOffice Math nebo naopak.</text:p>
      <text:list xml:id="list153829347818934" text:continue-list="list153828412721291" text:style-name="List_20_1">
        <text:list-item>
          <text:p text:style-name="P177">[N]: Načtení a převod objektu</text:p>
        </text:list-item>
        <text:list-item>
          <text:p text:style-name="P177">[U]: Převod a uložení objektu</text:p>
        </text:list-item>
      </text:list>
      <text:h text:style-name="Heading_20_2"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2"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programu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text:p>
      <text:p text:style-name="Text_20_body">Klik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e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nahrazen názvem písma a druhý zástupný znak je nahrazen vzorcem nebo textem. Výchozí písma, která můžeme použít jsou Serif, Sans nebo Fixed. Pokud jsme do Math přidali vlastní písma (viz <text:bookmark-ref text:reference-format="text" text:ref-name="Chapter 1">kapitola 1 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text:span> <text:span text:style-name="T45"><text:s/> pro úplný seznam velkých řeckých znaků psaných kurzívou a</text:span> tabulka <text:span text:style-name="T45"><text:sequence-ref text:reference-format="value" text:ref-name="refTable5">6</text:sequence-ref></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